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346in" svg:y="3.9504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346in" svg:y="0.2169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7.5" calcext:value-type="float">
            <text:p>12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2-02T11:24:28.274050173</dc:date>
    <meta:editing-duration>PT1H26M8S</meta:editing-duration>
    <meta:editing-cycles>8</meta:editing-cycles>
    <meta:generator>LibreOffice/7.2.2.2$Linux_X86_64 LibreOffice_project/2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3:Sheet1.B42 Sheet1.D23:Sheet1.E42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B21 Sheet1.D2:Sheet1.E21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